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LS-DL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K-HOSVD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-MOD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im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im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875687" calcext:value-type="float">
            <text:p>10.875687</text:p>
          </table:table-cell>
          <table:table-cell table:formula="of:=[.B3]/3" office:value-type="float" office:value="3.625229" calcext:value-type="float">
            <text:p>3.625229</text:p>
          </table:table-cell>
          <table:table-cell table:formula="of:=SUM([.C3:.C7])/5" office:value-type="float" office:value="3.66054693333333" calcext:value-type="float">
            <text:p>3.6605469333</text:p>
          </table:table-cell>
          <table:table-cell/>
          <table:table-cell office:value-type="float" office:value="46.054731" calcext:value-type="float">
            <text:p>46.054731</text:p>
          </table:table-cell>
          <table:table-cell table:formula="of:=[.F3]/3" office:value-type="float" office:value="15.351577" calcext:value-type="float">
            <text:p>15.351577</text:p>
          </table:table-cell>
          <table:table-cell table:formula="of:=SUM([.G3:.G7])/5" office:value-type="float" office:value="16.1826337333333" calcext:value-type="float">
            <text:p>16.1826337333</text:p>
          </table:table-cell>
          <table:table-cell/>
          <table:table-cell office:value-type="float" office:value="424.766997" calcext:value-type="float">
            <text:p>424.766997</text:p>
          </table:table-cell>
          <table:table-cell table:formula="of:=[.J3]/3" office:value-type="float" office:value="141.588999" calcext:value-type="float">
            <text:p>141.588999</text:p>
          </table:table-cell>
          <table:table-cell table:formula="of:=SUM([.K3:.K7])/5" office:value-type="float" office:value="147.404989933333" calcext:value-type="float">
            <text:p>147.4049899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841489" calcext:value-type="float">
            <text:p>10.841489</text:p>
          </table:table-cell>
          <table:table-cell table:formula="of:=[.B4]/3" office:value-type="float" office:value="3.61382966666667" calcext:value-type="float">
            <text:p>3.6138296667</text:p>
          </table:table-cell>
          <table:table-cell table:number-columns-repeated="2"/>
          <table:table-cell office:value-type="float" office:value="45.126696" calcext:value-type="float">
            <text:p>45.126696</text:p>
          </table:table-cell>
          <table:table-cell table:formula="of:=[.F4]/3" office:value-type="float" office:value="15.042232" calcext:value-type="float">
            <text:p>15.042232</text:p>
          </table:table-cell>
          <table:table-cell table:number-columns-repeated="2"/>
          <table:table-cell office:value-type="float" office:value="462.438228" calcext:value-type="float">
            <text:p>462.438228</text:p>
          </table:table-cell>
          <table:table-cell table:formula="of:=[.J4]/3" office:value-type="float" office:value="154.146076" calcext:value-type="float">
            <text:p>154.146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956721" calcext:value-type="float">
            <text:p>10.956721</text:p>
          </table:table-cell>
          <table:table-cell table:formula="of:=[.B5]/3" office:value-type="float" office:value="3.65224033333333" calcext:value-type="float">
            <text:p>3.6522403333</text:p>
          </table:table-cell>
          <table:table-cell table:number-columns-repeated="2"/>
          <table:table-cell office:value-type="float" office:value="46.528994" calcext:value-type="float">
            <text:p>46.528994</text:p>
          </table:table-cell>
          <table:table-cell table:formula="of:=[.F5]/3" office:value-type="float" office:value="15.5096646666667" calcext:value-type="float">
            <text:p>15.5096646667</text:p>
          </table:table-cell>
          <table:table-cell table:number-columns-repeated="2"/>
          <table:table-cell office:value-type="float" office:value="427.407803" calcext:value-type="float">
            <text:p>427.407803</text:p>
          </table:table-cell>
          <table:table-cell table:formula="of:=[.J5]/3" office:value-type="float" office:value="142.469267666667" calcext:value-type="float">
            <text:p>142.469267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896317" calcext:value-type="float">
            <text:p>10.896317</text:p>
          </table:table-cell>
          <table:table-cell table:formula="of:=[.B6]/3" office:value-type="float" office:value="3.63210566666667" calcext:value-type="float">
            <text:p>3.6321056667</text:p>
          </table:table-cell>
          <table:table-cell table:number-columns-repeated="2"/>
          <table:table-cell office:value-type="float" office:value="51.994738" calcext:value-type="float">
            <text:p>51.994738</text:p>
          </table:table-cell>
          <table:table-cell table:formula="of:=[.F6]/3" office:value-type="float" office:value="17.3315793333333" calcext:value-type="float">
            <text:p>17.3315793333</text:p>
          </table:table-cell>
          <table:table-cell table:number-columns-repeated="2"/>
          <table:table-cell office:value-type="float" office:value="457.803367" calcext:value-type="float">
            <text:p>457.803367</text:p>
          </table:table-cell>
          <table:table-cell table:formula="of:=[.J6]/3" office:value-type="float" office:value="152.601122333333" calcext:value-type="float">
            <text:p>152.601122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33799" calcext:value-type="float">
            <text:p>11.33799</text:p>
          </table:table-cell>
          <table:table-cell table:formula="of:=[.B7]/3" office:value-type="float" office:value="3.77933" calcext:value-type="float">
            <text:p>3.77933</text:p>
          </table:table-cell>
          <table:table-cell table:number-columns-repeated="2"/>
          <table:table-cell office:value-type="float" office:value="53.034347" calcext:value-type="float">
            <text:p>53.034347</text:p>
          </table:table-cell>
          <table:table-cell table:formula="of:=[.F7]/3" office:value-type="float" office:value="17.6781156666667" calcext:value-type="float">
            <text:p>17.6781156667</text:p>
          </table:table-cell>
          <table:table-cell table:number-columns-repeated="2"/>
          <table:table-cell office:value-type="float" office:value="438.658454" calcext:value-type="float">
            <text:p>438.658454</text:p>
          </table:table-cell>
          <table:table-cell table:formula="of:=[.J7]/3" office:value-type="float" office:value="146.219484666667" calcext:value-type="float">
            <text:p>146.2194846667</text:p>
          </table:table-cell>
          <table:table-cell table:number-columns-repeated="3"/>
          <table:table-cell table:style-name="ce2"/>
          <table:table-cell table:style-name="ce3" office:value-type="string" calcext:value-type="string" table:number-columns-spanned="3" table:number-rows-spanned="1">
            <text:p>Detection Rate</text:p>
          </table:table-cell>
          <table:covered-table-cell table:number-columns-repeated="2" table:style-name="ce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.344076" calcext:value-type="float">
            <text:p>11.344076</text:p>
          </table:table-cell>
          <table:table-cell table:formula="of:=[.B8]" office:value-type="float" office:value="11.344076" calcext:value-type="float">
            <text:p>11.344076</text:p>
          </table:table-cell>
          <table:table-cell table:formula="of:=SUM([.C8:.C12])/5" office:value-type="float" office:value="10.9183398" calcext:value-type="float">
            <text:p>10.9183398</text:p>
          </table:table-cell>
          <table:table-cell/>
          <table:table-cell office:value-type="float" office:value="22.761412" calcext:value-type="float">
            <text:p>22.761412</text:p>
          </table:table-cell>
          <table:table-cell table:formula="of:=[.F8]" office:value-type="float" office:value="22.761412" calcext:value-type="float">
            <text:p>22.761412</text:p>
          </table:table-cell>
          <table:table-cell table:formula="of:=SUM([.G8:.G12])/5" office:value-type="float" office:value="22.5277126" calcext:value-type="float">
            <text:p>22.5277126</text:p>
          </table:table-cell>
          <table:table-cell/>
          <table:table-cell office:value-type="float" office:value="273.25509" calcext:value-type="float">
            <text:p>273.25509</text:p>
          </table:table-cell>
          <table:table-cell table:formula="of:=[.J8]" office:value-type="float" office:value="273.25509" calcext:value-type="float">
            <text:p>273.25509</text:p>
          </table:table-cell>
          <table:table-cell table:formula="of:=SUM([.K8:.K12])/5" office:value-type="float" office:value="271.1197554" calcext:value-type="float">
            <text:p>271.1197554</text:p>
          </table:table-cell>
          <table:table-cell table:number-columns-repeated="2"/>
          <table:table-cell table:style-name="ce2"/>
          <table:table-cell table:style-name="ce4" office:value-type="string" calcext:value-type="string">
            <text:p>50/1000</text:p>
          </table:table-cell>
          <table:table-cell table:style-name="ce4" office:value-type="string" calcext:value-type="string">
            <text:p>100/4000</text:p>
          </table:table-cell>
          <table:table-cell table:style-name="ce4" office:value-type="string" calcext:value-type="string">
            <text:p>200/16000</text:p>
          </table:table-cell>
        </table:table-row>
        <table:table-row table:style-name="ro1">
          <table:table-cell/>
          <table:table-cell office:value-type="float" office:value="10.712969" calcext:value-type="float">
            <text:p>10.712969</text:p>
          </table:table-cell>
          <table:table-cell table:formula="of:=[.B9]" office:value-type="float" office:value="10.712969" calcext:value-type="float">
            <text:p>10.712969</text:p>
          </table:table-cell>
          <table:table-cell table:number-columns-repeated="2"/>
          <table:table-cell office:value-type="float" office:value="23.005775" calcext:value-type="float">
            <text:p>23.005775</text:p>
          </table:table-cell>
          <table:table-cell table:formula="of:=[.F9]" office:value-type="float" office:value="23.005775" calcext:value-type="float">
            <text:p>23.005775</text:p>
          </table:table-cell>
          <table:table-cell table:number-columns-repeated="2"/>
          <table:table-cell office:value-type="float" office:value="270.600651" calcext:value-type="float">
            <text:p>270.600651</text:p>
          </table:table-cell>
          <table:table-cell table:formula="of:=[.J9]" office:value-type="float" office:value="270.600651" calcext:value-type="float">
            <text:p>270.600651</text:p>
          </table:table-cell>
          <table:table-cell table:number-columns-repeated="3"/>
          <table:table-cell table:style-name="ce2" office:value-type="string" calcext:value-type="string">
            <text:p>RLS-DLA</text:p>
          </table:table-cell>
          <table:table-cell table:style-name="ce5" office:value-type="percentage" office:value="0.704" calcext:value-type="percentage">
            <text:p>70.40%</text:p>
          </table:table-cell>
          <table:table-cell table:style-name="ce5" office:value-type="percentage" office:value="0.934" calcext:value-type="percentage">
            <text:p>93.40%</text:p>
          </table:table-cell>
          <table:table-cell table:style-name="ce5" office:value-type="percentage" office:value="0.862" calcext:value-type="percentage">
            <text:p>86.20%</text:p>
          </table:table-cell>
        </table:table-row>
        <table:table-row table:style-name="ro1">
          <table:table-cell/>
          <table:table-cell office:value-type="float" office:value="10.861915" calcext:value-type="float">
            <text:p>10.861915</text:p>
          </table:table-cell>
          <table:table-cell table:formula="of:=[.B10]" office:value-type="float" office:value="10.861915" calcext:value-type="float">
            <text:p>10.861915</text:p>
          </table:table-cell>
          <table:table-cell table:number-columns-repeated="2"/>
          <table:table-cell office:value-type="float" office:value="22.637073" calcext:value-type="float">
            <text:p>22.637073</text:p>
          </table:table-cell>
          <table:table-cell table:formula="of:=[.F10]" office:value-type="float" office:value="22.637073" calcext:value-type="float">
            <text:p>22.637073</text:p>
          </table:table-cell>
          <table:table-cell table:number-columns-repeated="2"/>
          <table:table-cell office:value-type="float" office:value="273.513306" calcext:value-type="float">
            <text:p>273.513306</text:p>
          </table:table-cell>
          <table:table-cell table:formula="of:=[.J10]" office:value-type="float" office:value="273.513306" calcext:value-type="float">
            <text:p>273.513306</text:p>
          </table:table-cell>
          <table:table-cell table:number-columns-repeated="3"/>
          <table:table-cell table:style-name="ce2" office:value-type="string" calcext:value-type="string">
            <text:p>K-HOSVD</text:p>
          </table:table-cell>
          <table:table-cell table:style-name="ce5" office:value-type="percentage" office:value="0.416" calcext:value-type="percentage">
            <text:p>41.60%</text:p>
          </table:table-cell>
          <table:table-cell table:style-name="ce5" office:value-type="percentage" office:value="0.7" calcext:value-type="percentage">
            <text:p>70.00%</text:p>
          </table:table-cell>
          <table:table-cell table:style-name="ce5" office:value-type="percentage" office:value="0.77" calcext:value-type="percentage">
            <text:p>77.00%</text:p>
          </table:table-cell>
        </table:table-row>
        <table:table-row table:style-name="ro1">
          <table:table-cell/>
          <table:table-cell office:value-type="float" office:value="10.749791" calcext:value-type="float">
            <text:p>10.749791</text:p>
          </table:table-cell>
          <table:table-cell table:formula="of:=[.B11]" office:value-type="float" office:value="10.749791" calcext:value-type="float">
            <text:p>10.749791</text:p>
          </table:table-cell>
          <table:table-cell table:number-columns-repeated="2"/>
          <table:table-cell office:value-type="float" office:value="22.157807" calcext:value-type="float">
            <text:p>22.157807</text:p>
          </table:table-cell>
          <table:table-cell table:formula="of:=[.F11]" office:value-type="float" office:value="22.157807" calcext:value-type="float">
            <text:p>22.157807</text:p>
          </table:table-cell>
          <table:table-cell table:number-columns-repeated="2"/>
          <table:table-cell office:value-type="float" office:value="270.263697" calcext:value-type="float">
            <text:p>270.263697</text:p>
          </table:table-cell>
          <table:table-cell table:formula="of:=[.J11]" office:value-type="float" office:value="270.263697" calcext:value-type="float">
            <text:p>270.263697</text:p>
          </table:table-cell>
          <table:table-cell table:number-columns-repeated="3"/>
          <table:table-cell table:style-name="ce2" office:value-type="string" calcext:value-type="string">
            <text:p>T-MOD</text:p>
          </table:table-cell>
          <table:table-cell table:style-name="ce5" office:value-type="percentage" office:value="0.756" calcext:value-type="percentage">
            <text:p>75.60%</text:p>
          </table:table-cell>
          <table:table-cell table:style-name="ce5" office:value-type="percentage" office:value="0.85" calcext:value-type="percentage">
            <text:p>85.00%</text:p>
          </table:table-cell>
          <table:table-cell table:style-name="ce5" office:value-type="percentage" office:value="0.912" calcext:value-type="percentage">
            <text:p>91.20%</text:p>
          </table:table-cell>
        </table:table-row>
        <table:table-row table:style-name="ro1">
          <table:table-cell/>
          <table:table-cell office:value-type="float" office:value="10.922948" calcext:value-type="float">
            <text:p>10.922948</text:p>
          </table:table-cell>
          <table:table-cell table:formula="of:=[.B12]" office:value-type="float" office:value="10.922948" calcext:value-type="float">
            <text:p>10.922948</text:p>
          </table:table-cell>
          <table:table-cell table:number-columns-repeated="2"/>
          <table:table-cell office:value-type="float" office:value="22.076496" calcext:value-type="float">
            <text:p>22.076496</text:p>
          </table:table-cell>
          <table:table-cell table:formula="of:=[.F12]" office:value-type="float" office:value="22.076496" calcext:value-type="float">
            <text:p>22.076496</text:p>
          </table:table-cell>
          <table:table-cell table:number-columns-repeated="2"/>
          <table:table-cell office:value-type="float" office:value="267.966033" calcext:value-type="float">
            <text:p>267.966033</text:p>
          </table:table-cell>
          <table:table-cell table:formula="of:=[.J12]" office:value-type="float" office:value="267.966033" calcext:value-type="float">
            <text:p>267.966033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1.332327" calcext:value-type="float">
            <text:p>41.332327</text:p>
          </table:table-cell>
          <table:table-cell table:formula="of:=[.B13]" office:value-type="float" office:value="41.332327" calcext:value-type="float">
            <text:p>41.332327</text:p>
          </table:table-cell>
          <table:table-cell table:formula="of:=SUM([.C13:.C17])/5" office:value-type="float" office:value="38.089061" calcext:value-type="float">
            <text:p>38.089061</text:p>
          </table:table-cell>
          <table:table-cell/>
          <table:table-cell office:value-type="float" office:value="43.583608" calcext:value-type="float">
            <text:p>43.583608</text:p>
          </table:table-cell>
          <table:table-cell table:formula="of:=[.F13]" office:value-type="float" office:value="43.583608" calcext:value-type="float">
            <text:p>43.583608</text:p>
          </table:table-cell>
          <table:table-cell table:formula="of:=SUM([.G13:.G17])/5" office:value-type="float" office:value="43.6200498" calcext:value-type="float">
            <text:p>43.6200498</text:p>
          </table:table-cell>
          <table:table-cell/>
          <table:table-cell office:value-type="float" office:value="378.608597" calcext:value-type="float">
            <text:p>378.608597</text:p>
          </table:table-cell>
          <table:table-cell table:formula="of:=[.J13]" office:value-type="float" office:value="378.608597" calcext:value-type="float">
            <text:p>378.608597</text:p>
          </table:table-cell>
          <table:table-cell table:formula="of:=SUM([.K13:.K17])/5" office:value-type="float" office:value="390.9708328" calcext:value-type="float">
            <text:p>390.9708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.865961" calcext:value-type="float">
            <text:p>36.865961</text:p>
          </table:table-cell>
          <table:table-cell table:formula="of:=[.B14]" office:value-type="float" office:value="36.865961" calcext:value-type="float">
            <text:p>36.865961</text:p>
          </table:table-cell>
          <table:table-cell table:number-columns-repeated="2"/>
          <table:table-cell office:value-type="float" office:value="43.118906" calcext:value-type="float">
            <text:p>43.118906</text:p>
          </table:table-cell>
          <table:table-cell table:formula="of:=[.F14]" office:value-type="float" office:value="43.118906" calcext:value-type="float">
            <text:p>43.118906</text:p>
          </table:table-cell>
          <table:table-cell table:number-columns-repeated="2"/>
          <table:table-cell office:value-type="float" office:value="392.073565" calcext:value-type="float">
            <text:p>392.073565</text:p>
          </table:table-cell>
          <table:table-cell table:formula="of:=[.J14]" office:value-type="float" office:value="392.073565" calcext:value-type="float">
            <text:p>392.073565</text:p>
          </table:table-cell>
          <table:table-cell table:number-columns-repeated="3"/>
          <table:table-cell table:style-name="ce2"/>
          <table:table-cell table:style-name="ce3" office:value-type="string" calcext:value-type="string" table:number-columns-spanned="3" table:number-rows-spanned="1">
            <text:p>Processing Time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float" office:value="34.982694" calcext:value-type="float">
            <text:p>34.982694</text:p>
          </table:table-cell>
          <table:table-cell table:formula="of:=[.B15]" office:value-type="float" office:value="34.982694" calcext:value-type="float">
            <text:p>34.982694</text:p>
          </table:table-cell>
          <table:table-cell table:number-columns-repeated="2"/>
          <table:table-cell office:value-type="float" office:value="45.012941" calcext:value-type="float">
            <text:p>45.012941</text:p>
          </table:table-cell>
          <table:table-cell table:formula="of:=[.F15]" office:value-type="float" office:value="45.012941" calcext:value-type="float">
            <text:p>45.012941</text:p>
          </table:table-cell>
          <table:table-cell table:number-columns-repeated="2"/>
          <table:table-cell office:value-type="float" office:value="392.545666" calcext:value-type="float">
            <text:p>392.545666</text:p>
          </table:table-cell>
          <table:table-cell table:formula="of:=[.J15]" office:value-type="float" office:value="392.545666" calcext:value-type="float">
            <text:p>392.545666</text:p>
          </table:table-cell>
          <table:table-cell table:number-columns-repeated="3"/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41.812003" calcext:value-type="float">
            <text:p>41.812003</text:p>
          </table:table-cell>
          <table:table-cell table:formula="of:=[.B16]" office:value-type="float" office:value="41.812003" calcext:value-type="float">
            <text:p>41.812003</text:p>
          </table:table-cell>
          <table:table-cell table:number-columns-repeated="2"/>
          <table:table-cell office:value-type="float" office:value="43.23008" calcext:value-type="float">
            <text:p>43.23008</text:p>
          </table:table-cell>
          <table:table-cell table:formula="of:=[.F16]" office:value-type="float" office:value="43.23008" calcext:value-type="float">
            <text:p>43.23008</text:p>
          </table:table-cell>
          <table:table-cell table:number-columns-repeated="2"/>
          <table:table-cell office:value-type="float" office:value="393.210941" calcext:value-type="float">
            <text:p>393.210941</text:p>
          </table:table-cell>
          <table:table-cell table:formula="of:=[.J16]" office:value-type="float" office:value="393.210941" calcext:value-type="float">
            <text:p>393.210941</text:p>
          </table:table-cell>
          <table:table-cell table:number-columns-repeated="3"/>
          <table:table-cell table:style-name="ce2" office:value-type="string" calcext:value-type="string">
            <text:p>RLS-DLA</text:p>
          </table:table-cell>
          <table:table-cell table:style-name="ce6" office:value-type="float" office:value="3.6605469333" calcext:value-type="float">
            <text:p>3.6605</text:p>
          </table:table-cell>
          <table:table-cell table:style-name="ce6" office:value-type="float" office:value="10.9183398" calcext:value-type="float">
            <text:p>10.9183</text:p>
          </table:table-cell>
          <table:table-cell table:style-name="ce6" office:value-type="float" office:value="38.089061" calcext:value-type="float">
            <text:p>38.0891</text:p>
          </table:table-cell>
        </table:table-row>
        <table:table-row table:style-name="ro1">
          <table:table-cell/>
          <table:table-cell office:value-type="float" office:value="35.45232" calcext:value-type="float">
            <text:p>35.45232</text:p>
          </table:table-cell>
          <table:table-cell table:formula="of:=[.B17]" office:value-type="float" office:value="35.45232" calcext:value-type="float">
            <text:p>35.45232</text:p>
          </table:table-cell>
          <table:table-cell table:number-columns-repeated="2"/>
          <table:table-cell office:value-type="float" office:value="43.154714" calcext:value-type="float">
            <text:p>43.154714</text:p>
          </table:table-cell>
          <table:table-cell table:formula="of:=[.F17]" office:value-type="float" office:value="43.154714" calcext:value-type="float">
            <text:p>43.154714</text:p>
          </table:table-cell>
          <table:table-cell table:number-columns-repeated="2"/>
          <table:table-cell office:value-type="float" office:value="398.415395" calcext:value-type="float">
            <text:p>398.415395</text:p>
          </table:table-cell>
          <table:table-cell table:formula="of:=[.J17]" office:value-type="float" office:value="398.415395" calcext:value-type="float">
            <text:p>398.415395</text:p>
          </table:table-cell>
          <table:table-cell table:number-columns-repeated="3"/>
          <table:table-cell table:style-name="ce2" office:value-type="string" calcext:value-type="string">
            <text:p>K-HOSVD</text:p>
          </table:table-cell>
          <table:table-cell table:style-name="ce6" office:value-type="float" office:value="16.1826337333" calcext:value-type="float">
            <text:p>16.1826</text:p>
          </table:table-cell>
          <table:table-cell table:style-name="ce6" office:value-type="float" office:value="22.5277126" calcext:value-type="float">
            <text:p>22.5277</text:p>
          </table:table-cell>
          <table:table-cell table:style-name="ce6" office:value-type="float" office:value="43.6200498" calcext:value-type="float">
            <text:p>43.6200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T-MOD</text:p>
          </table:table-cell>
          <table:table-cell table:style-name="ce6" office:value-type="float" office:value="147.4049899333" calcext:value-type="float">
            <text:p>147.4050</text:p>
          </table:table-cell>
          <table:table-cell table:style-name="ce6" office:value-type="float" office:value="271.1197554" calcext:value-type="float">
            <text:p>271.1198</text:p>
          </table:table-cell>
          <table:table-cell table:style-name="ce6" office:value-type="float" office:value="390.9708328" calcext:value-type="float">
            <text:p>390.9708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etection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Detection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Detection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(SUM([.B20:.B24])/5)/[.A20]" office:value-type="float" office:value="0.704" calcext:value-type="float">
            <text:p>0.70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SUM([.F20:.F24])/5)/[.A20]" office:value-type="float" office:value="0.416" calcext:value-type="float">
            <text:p>0.41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SUM([.J20:.J24])/5)/[.A20]" office:value-type="float" office:value="0.756" calcext:value-type="float">
            <text:p>0.75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(SUM([.B25:.B29])/5)/[.A25]" office:value-type="float" office:value="0.934" calcext:value-type="float">
            <text:p>0.93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SUM([.F25:.F29])/5)/[.A25]" office:value-type="float" office:value="0.7" calcext:value-type="float">
            <text:p>0.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(SUM([.J25:.J29])/5)/[.A25]" office:value-type="float" office:value="0.85" calcext:value-type="float">
            <text:p>0.8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formula="of:=(SUM([.B30:.B34])/5)/[.A30]" office:value-type="float" office:value="0.862" calcext:value-type="float">
            <text:p>0.862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(SUM([.F30:.F34])/5)/[.A30]" office:value-type="float" office:value="0.77" calcext:value-type="float">
            <text:p>0.77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(SUM([.J30:.J34])/5)/[.A30]" office:value-type="float" office:value="0.912" calcext:value-type="float">
            <text:p>0.91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ixar processando até 100 tentativa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fazer o processamento com 100 iteracoes para o menor dataset, descartando aquelas que sao problematic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ar rls com três dimensões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7:50:16.922627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21:07:29.031023658</meta:creation-date>
    <dc:date>2017-02-18T19:01:48.977676372</dc:date>
    <meta:editing-duration>PT49M30S</meta:editing-duration>
    <meta:editing-cycles>9</meta:editing-cycles>
    <meta:generator>LibreOffice/4.2.8.2$Linux_X86_64 LibreOffice_project/420m0$Build-2</meta:generator>
    <meta:document-statistic meta:table-count="1" meta:cell-count="206" meta:object-count="0"/>
  </office:meta>
</office:document-meta>
</file>